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Ezra SIL SR" svg:font-family="'Ezra SIL S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text-line-through-style="none" style:font-name="Trebuchet MS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text-line-through-style="none" style:font-name="Trebuchet MS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font-name="Trebuchet MS" fo:font-size="12pt" fo:letter-spacing="normal" fo:font-style="normal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in" fo:margin-bottom="0in" fo:orphans="2" fo:widows="2"/>
      <style:text-properties style:font-name="Trebuchet MS"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.5in" style:auto-text-indent="false"/>
      <style:text-properties fo:font-variant="normal" fo:text-transform="none" fo:color="#000000" style:font-name="Trebuchet MS" fo:font-size="12pt" fo:letter-spacing="normal" fo:font-style="normal" fo:font-weight="normal" fo:background-color="transparent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style:text-line-through-style="none" style:font-name="Trebuchet MS" fo:font-size="12pt" style:text-underline-style="none" style:text-blinking="false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/>
      <style:text-properties style:text-line-through-style="none" style:font-name="Trebuchet MS" fo:font-size="12pt" style:text-underline-style="none" style:text-blinking="false" style:font-size-asian="12pt" style:font-size-complex="12pt"/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style:text-line-through-style="none" style:text-underline-style="none" style:text-blinking="false" style:font-name-complex="Ezra SIL SR"/>
    </style:style>
    <style:style style:name="T3" style:family="text">
      <style:text-properties style:text-line-through-style="none" fo:font-style="italic" style:text-underline-style="none" style:text-blinking="false"/>
    </style:style>
    <style:style style:name="T4" style:family="text">
      <style:text-properties style:text-line-through-style="none" fo:font-style="normal" style:text-underline-style="none" fo:font-weight="normal" style:text-blinking="false"/>
    </style:style>
    <style:style style:name="T5" style:family="text">
      <style:text-properties style:text-line-through-style="none" style:font-name="Trebuchet MS" style:text-underline-style="none" style:text-blinking="false"/>
    </style:style>
    <style:style style:name="T6" style:family="text">
      <style:text-properties style:text-line-through-style="none" style:font-name="Trebuchet MS" fo:font-style="italic" style:text-underline-style="none" style:text-blinking="false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fo:color="#000000" fo:letter-spacing="normal" fo:font-style="normal" fo:font-weight="normal" fo:background-color="transparent"/>
    </style:style>
    <style:style style:name="T9" style:family="text">
      <style:text-properties fo:color="#000000"/>
    </style:style>
    <style:style style:name="T10" style:family="text">
      <style:text-properties fo:letter-spacing="normal"/>
    </style:style>
    <style:style style:name="T11" style:family="text">
      <style:text-properties fo:font-style="normal"/>
    </style:style>
    <style:style style:name="T12" style:family="text">
      <style:text-properties fo:font-weight="normal"/>
    </style:style>
    <style:style style:name="T13" style:family="text">
      <style:text-properties fo:background-color="transparen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internal-source-marker_0.3098215088248253"/>Hebrew Reading Ease Abstract</text:p>
      <text:p text:style-name="P4"/>
      <text:p text:style-name="P5"><text:span text:style-name="T1">The Hebrew Reading Ease scale is an effort to determine statistically the relative ease with which a student may read a passage of biblical Hebrew. The HRE calculates two different types of averages. For each of the following equations </text:span><text:span text:style-name="T3">w</text:span><text:span text:style-name="T1"> stands for the frequency value of each word (e.g. </text:span><text:span text:style-name="T2">יְהוָה</text:span><text:span text:style-name="T1"> occurs 5029 times) </text:span><text:span text:style-name="T5">and </text:span><text:span text:style-name="T6">n</text:span><text:span text:style-name="T5"> stands for the number of</text:span><text:span text:style-name="T1"> words in any given passage. Each mean is defined by the following formulae:</text:span></text:p>
      <text:p text:style-name="P2"/>
      <text:p text:style-name="P3"><text:span text:style-name="T1">Arithmetic Mean = </text:span><text:span text:style-name="T1"><draw:frame draw:style-name="fr1" draw:name="Object1" text:anchor-type="as-char" svg:width="1.0335in" svg:height="0.4173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/>
      <text:p text:style-name="P6"><text:span text:style-name="T8">Harmonic Mean = </text:span><text:span text:style-name="T8"><draw:frame draw:style-name="fr1" draw:name="Object2" text:anchor-type="as-char" svg:width="1.4752in" svg:height="0.6256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><text:span text:style-name="T8"/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zra SIL SR" svg:font-family="'Ezra SIL S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e Griffin</meta:initial-creator>
    <meta:creation-date>2010-07-25T07:37:57</meta:creation-date>
    <dc:date>2010-09-25T21:28:33</dc:date>
    <dc:creator>Jesse Griffin</dc:creator>
    <meta:editing-duration>PT00H21M20S</meta:editing-duration>
    <meta:editing-cycles>4</meta:editing-cycles>
    <meta:generator>OpenOffice.org/3.2$Linux OpenOffice.org_project/320m12$Build-9483</meta:generator>
    <meta:document-statistic meta:table-count="0" meta:image-count="0" meta:object-count="2" meta:page-count="1" meta:paragraph-count="4" meta:word-count="83" meta:character-count="484"/>
  </office:meta>
</office:document-meta>
</file>

<file path=Object 1/content.xml><?xml version="1.0" encoding="utf-8"?>
<math xmlns="http://www.w3.org/1998/Math/MathML">
  <semantics>
    <mfrac>
      <mrow>
        <mo stretchy="false">(</mo>
        <mrow>
          <mrow>
            <msub>
              <mi>w</mi>
              <mn>1</mn>
            </msub>
            <mo stretchy="false">+</mo>
            <msub>
              <mi>w</mi>
              <mn>2</mn>
            </msub>
          </mrow>
          <mo stretchy="false">+</mo>
          <msub>
            <mi>w</mi>
            <mn>3</mn>
          </msub>
        </mrow>
        <mo stretchy="false">)</mo>
      </mrow>
      <mi>n</mi>
    </mfrac>
    <annotation encoding="StarMath 5.0">(w_{1} + w_{2} + w_{3}) over n</annotation>
  </semantics>
</math>
</file>

<file path=Object 2/content.xml><?xml version="1.0" encoding="utf-8"?>
<math xmlns="http://www.w3.org/1998/Math/MathML">
  <semantics>
    <mfrac>
      <mi>n</mi>
      <mrow>
        <mo stretchy="false">(</mo>
        <mrow>
          <mrow>
            <mrow>
              <mo stretchy="false">(</mo>
              <mfrac>
                <mn>1</mn>
                <msub>
                  <mi>w</mi>
                  <mn>1</mn>
                </msub>
              </mfrac>
              <mo stretchy="false">)</mo>
            </mrow>
            <mo stretchy="false">+</mo>
            <mrow>
              <mo stretchy="false">(</mo>
              <mfrac>
                <mn>1</mn>
                <msub>
                  <mi>w</mi>
                  <mn>2</mn>
                </msub>
              </mfrac>
              <mo stretchy="false">)</mo>
            </mrow>
          </mrow>
          <mo stretchy="false">+</mo>
          <mrow>
            <mo stretchy="false">(</mo>
            <mfrac>
              <mn>1</mn>
              <msub>
                <mi>w</mi>
                <mn>3</mn>
              </msub>
            </mfrac>
            <mo stretchy="false">)</mo>
          </mrow>
        </mrow>
        <mo stretchy="false">)</mo>
      </mrow>
    </mfrac>
    <annotation encoding="StarMath 5.0">n over ((1 over w_{1}) + (1 over w_{2}) + (1 over w_{3}))</annotation>
  </semantics>
</math>
</file>